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16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9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Melvin G. Weinstock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Henry Morais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Dear Mr. Morais:/</text:p>
      <text:p text:style-name="P2"><text:tab/>Your son Henry spoke/ to me of your exceedingly kind/ offer, of which I am compelled/ to avail myself. <text:s/>I have not been/ able to obtain much information/ relative to the "Position of the Jewish/ Church concerning Proselytism." <text:s/>On/ another slip, I have roughly sketched/ a seruries[sic!] of questions, which I shall/ humbly ask you to answer for me/ if you will. <text:s/>In addition to these I/ should also be thankful to know,/ when the subject first arose./</text:p>
      <text:p text:style-name="P2"><text:tab/>It is a great pity in my opinion/ that we have so little Hebrew literature/ in language, that all people can/ understand, it is a <text:span text:style-name="T2">far</text:span><text:span text:style-name="T3"> greater pity, that/ we do not understand Hebrew better so/ that we might then have the power/ to look up the authorities for ourselves./ <text:s/>I should have come to see about this mat-/ter but as Henry will tell you, I am/ a very very busy mortal, I should/ not have dared to ask however this/ much of you, had I not been made/ so bold by your generous offer./ <text:s/>With grateful feelings for past kindnesses/ I am happy to sign/ your young friend,/ Melvin G. Weinstock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4T15:35:13.36</meta:creation-date>
    <meta:document-statistic meta:table-count="0" meta:image-count="0" meta:object-count="0" meta:page-count="2" meta:paragraph-count="63" meta:word-count="352" meta:character-count="2309"/>
    <dc:date>2012-01-24T15:41:13.47</dc:date>
    <dc:creator>Penn Libraries</dc:creator>
    <meta:editing-duration>PT00H06M00S</meta:editing-duration>
    <meta:editing-cycles>1</meta:editing-cycles>
    <meta:generator>OpenOffice.org/3.2$Win32 OpenOffice.org_project/320m12$Build-9483</meta:generator>
  </office:meta>
</office:document-meta>
</file>